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rta Magna Line" svg:font-family="'Carta Magna Line'" style:font-pitch="variable"/>
    <style:font-face style:name="Cinzel Decorative Black" svg:font-family="'Cinzel Decorative Black'" style:font-pitch="variable"/>
    <style:font-face style:name="Sentinel" svg:font-family="Sentine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none" draw:fill-color="#f5822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font-name="Cinzel Decorative Black" fo:hyphenate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in" fo:margin-right="0in" fo:margin-top="0in" fo:margin-bottom="0in" fo:line-height="100%" fo:text-align="justify" fo:text-indent="0in" style:text-autospace="none" style:punctuation-wrap="simple" style:line-break="normal" style:writing-mode="page">
        <style:tab-stops/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line-height="100%" fo:text-align="justify" style:text-autospace="none" style:line-break="normal" style:writing-mode="page">
        <style:tab-stops/>
      </style:paragraph-properties>
      <style:text-properties style:font-name="Ubuntu" fo:font-size="8pt" style:font-size-asian="8pt" style:font-size-complex="8pt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inzel Decorative Black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Sentine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Ubuntu" fo:font-size="8pt" style:font-size-asian="8pt" style:font-size-complex="8pt"/>
    </style:style>
    <style:style style:name="T5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Ubuntu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Ubuntu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name-complex="Lohit Devanagari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3465a4" draw:fill="none" draw:fill-color="#f58220" draw:textarea-vertical-align="top" draw:auto-grow-height="false" draw:fit-to-size="true" style:shrink-to-fit="false" fo:min-height="0.2in" fo:padding-left="0.05in" fo:padding-right="0.05in" style:protect="position size" style:run-through="foreground" style:wrap="none" style:vertical-pos="from-top" style:vertical-rel="page-content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draw:auto-grow-height="false" draw:fit-to-size="true" style:shrink-to-fit="false" fo:min-height="0.5in" fo:padding-left="0in" fo:padding-right="0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3" style:family="graphic">
      <style:graphic-properties draw:stroke="none" svg:stroke-color="#3465a4" draw:fill="none" draw:fill-color="#f58220" draw:textarea-vertical-align="middle" draw:auto-grow-height="false" draw:fit-to-size="true" style:shrink-to-fit="false" fo:min-height="0.2in" fo:padding-left="0.05in" fo:padding-right="0.05in" style:protect="position size" style:run-through="foreground" style:wrap="none" style:vertical-pos="from-top" style:vertical-rel="page-content" style:horizontal-pos="from-left" style:horizontal-rel="page-content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horizontal-align="justify" draw:textarea-vertical-align="middle" draw:auto-grow-height="false" draw:fit-to-size="shrink-to-fit" style:shrink-to-fit="true" fo:min-height="2.8in" fo:padding-left="0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hape2" draw:style-name="gr1" draw:text-style-name="P3" svg:width="2.6504in" svg:height="0.2504in" svg:x="0in" svg:y="0.5in">
        <draw:text-box>
          <text:p text:style-name="P2"><text:span text:style-name="T1">HOME LIFE</text:span></text:p>
        </draw:text-box>
      </draw:frame>
      <draw:frame text:anchor-type="page" text:anchor-page-number="1" draw:z-index="1" draw:name="Shape1" draw:style-name="gr2" draw:text-style-name="P5" svg:width="5.3004in" svg:height="0.5004in" svg:x="0in" svg:y="0in">
        <draw:text-box>
          <text:p text:style-name="P4"><text:span text:style-name="T2">Winter Sky over </text:span><text:span text:style-name="T2">Limbo’s Dawn</text:span></text:p>
        </draw:text-box>
      </draw:frame>
      <draw:frame text:anchor-type="page" text:anchor-page-number="1" draw:z-index="2" draw:name="Shape2" draw:style-name="gr3" draw:text-style-name="P3" svg:width="4.0004in" svg:height="0.5004in" svg:x="5.95in" svg:y="0in">
        <draw:text-box>
          <text:p text:style-name="P2"><text:span text:style-name="T1">TABAXI CLAN</text:span></text:p>
        </draw:text-box>
      </draw:frame>
      <draw:frame text:anchor-type="page" text:anchor-page-number="1" draw:z-index="3" draw:name="Shape3" draw:style-name="gr4" draw:text-style-name="P7" svg:width="2.6504in" svg:height="2.5004in" svg:x="0in" svg:y="0.75in">
        <draw:text-box>
          <text:p text:style-name="P6"><text:span text:style-name="T3">Move</text:span><text:span text:style-name="T4"> (Cost: 1) Can split btw </text:span><text:span text:style-name="T4">actions. Moving thru a hostile's </text:span><text:span text:style-name="T4">space is difficult if w/i 1 size. Can </text:span><text:span text:style-name="T4">switch (e.g. flying to walking) by </text:span><text:span text:style-name="T4">subtracting the distance already </text:span><text:span text:style-name="T4">moved from the new speed.</text:span></text:p>
          <text:p text:style-name="P6"><text:span text:style-name="T4"/></text:p>
          <text:p text:style-name="P6"><text:span text:style-name="T3">Difficult Terrain</text:span><text:span text:style-name="T4"> (Cost: 2) +5 feet </text:span><text:span text:style-name="T4">per 5 feet</text:span></text:p>
          <text:p text:style-name="P6"><text:span text:style-name="T4"/></text:p>
          <text:p text:style-name="P6"><text:span text:style-name="T5"><text:tab/></text:span><text:span text:style-name="T5">Climb/Swim/Crawl</text:span><text:span text:style-name="T6"> </text:span><text:span text:style-name="T6">(Cost: 2) May need </text:span><text:span text:style-name="T6"><text:tab/></text:span><text:span text:style-name="T6"><text:tab/></text:span><text:span text:style-name="T6">an </text:span><text:span text:style-name="T7">Athletics</text:span><text:span text:style-name="T6"> check if deemed difficult.</text:span></text:p>
          <text:p text:style-name="P6"><text:span text:style-name="T6"/></text:p>
          <text:p text:style-name="P6"><text:span text:style-name="T5">Long/High Jump</text:span><text:span text:style-name="T6"> (Cost: 1) Can </text:span><text:span text:style-name="T6">jump </text:span><text:span text:style-name="T5">STR</text:span><text:span text:style-name="T6"> score in feet forward, or </text:span><text:span text:style-name="T6">(3+</text:span><text:span text:style-name="T5">STR</text:span><text:span text:style-name="T6"> </text:span><text:span text:style-name="T8">modifier</text:span><text:span text:style-name="T6">) upward. Requires </text:span><text:span text:style-name="T6">moving at least 10' before or jump </text:span><text:span text:style-name="T6">is halved. Can extend arms ½ </text:span><text:span text:style-name="T6">height above head.</text:span></text:p>
          <text:p text:style-name="P6"><text:span text:style-name="T6"/></text:p>
          <text:p text:style-name="P6"><text:span text:style-name="T5"><text:tab/></text:span><text:span text:style-name="T5">Drop prone/Stand up</text:span><text:span text:style-name="T6">: </text:span><text:span text:style-name="T6">Free to drop </text:span><text:span text:style-name="T6"><text:tab/></text:span><text:span text:style-name="T6"><text:tab/></text:span><text:span text:style-name="T7">Prone</text:span><text:span text:style-name="T6">, standing up costs ½ </text:span><text:span text:style-name="T6">movement.</text:span></text:p>
          <text:p text:style-name="P6"><text:span text:style-name="T6"/></text:p>
          <text:p text:style-name="P6"><text:span text:style-name="T5">Overrun/Tumble</text:span><text:span text:style-name="T6"> (Cost: Act/BA) </text:span><text:span text:style-name="T6">Move thru hostile space once by </text:span><text:span text:style-name="T6">winning opposing </text:span><text:span text:style-name="T7">Athletics</text:span><text:span text:style-name="T6"> ( ___ if </text:span><text:span text:style-name="T6">larger, ___ if smaller) or </text:span><text:span text:style-name="T7">Acrobatics</text:span><text:span text:style-name="T6"> </text:span><text:span text:style-name="T6">check.</text:span></text:p>
          <text:p text:style-name="P6"><text:span text:style-name="T6"/></text:p>
          <text:p text:style-name="P6"><text:span text:style-name="T5">Falling</text:span><text:span text:style-name="T6">: 1d6 bludgeoning per 10' </text:span><text:span text:style-name="T6">fallen, max 20d. End up </text:span><text:span text:style-name="T5">Prone</text:span><text:span text:style-name="T6"> if any </text:span><text:span text:style-name="T6">damage taken.</text:span></text:p>
        </draw:text-box>
      </draw:frame>
      <draw:frame text:anchor-type="page" text:anchor-page-number="1" draw:z-index="4" draw:name="Shape2" draw:style-name="gr3" draw:text-style-name="P3" svg:width="4.0004in" svg:height="0.5004in" svg:x="5.95in" svg:y="3in">
        <draw:text-box>
          <text:p text:style-name="P2"><text:span text:style-name="T1">AZUMA / </text:span><text:span text:style-name="T1">RADIANTS / </text:span><text:span text:style-name="T1">RISERS</text:span></text:p>
        </draw:text-box>
      </draw:frame>
      <draw:frame text:anchor-type="page" text:anchor-page-number="1" draw:z-index="5" draw:name="Shape2" draw:style-name="gr1" draw:text-style-name="P3" svg:width="2.6504in" svg:height="0.2504in" svg:x="0in" svg:y="3.25in">
        <draw:text-box>
          <text:p text:style-name="P2"><text:span text:style-name="T1">THIEVING</text:span></text:p>
        </draw:text-box>
      </draw:frame>
      <draw:frame text:anchor-type="page" text:anchor-page-number="1" draw:z-index="6" draw:name="Shape2" draw:style-name="gr1" draw:text-style-name="P3" svg:width="2.6504in" svg:height="0.2504in" svg:x="0in" svg:y="6in">
        <draw:text-box>
          <text:p text:style-name="P2"><text:span text:style-name="T1">MONASTERY</text:span></text:p>
        </draw:text-box>
      </draw:frame>
      <draw:frame text:anchor-type="page" text:anchor-page-number="1" draw:z-index="7" draw:name="Shape3" draw:style-name="gr4" draw:text-style-name="P7" svg:width="2.6504in" svg:height="1.8504in" svg:x="0in" svg:y="6.25in">
        <draw:text-box>
          <text:p text:style-name="P6"><text:span text:style-name="T3">Move</text:span><text:span text:style-name="T4"> (Cost: 1) Can split btw actions. Moving </text:span><text:span text:style-name="T4">thru a hostile's space is difficult if w/i 1 size. Can </text:span><text:span text:style-name="T4">switch (e.g. flying to walking) by subtracting the </text:span><text:span text:style-name="T4">distance already moved from the new speed.</text:span></text:p>
          <text:p text:style-name="P6"><text:span text:style-name="T4"/></text:p>
          <text:p text:style-name="P6"><text:span text:style-name="T3">Difficult Terrain</text:span><text:span text:style-name="T4"> (Cost: 2) +5 feet per 5 feet</text:span></text:p>
          <text:p text:style-name="P6"><text:span text:style-name="T4"/></text:p>
          <text:p text:style-name="P6"><text:span text:style-name="T5"><text:tab/></text:span><text:span text:style-name="T5">Climb/Swim/Crawl</text:span><text:span text:style-name="T6"> (Cost: 2) May need </text:span><text:span text:style-name="T6"><text:tab/></text:span><text:span text:style-name="T6"><text:tab/></text:span><text:span text:style-name="T6">an </text:span><text:span text:style-name="T7">Athletics</text:span><text:span text:style-name="T6"> check if </text:span><text:span text:style-name="T6">deemed difficult.</text:span></text:p>
          <text:p text:style-name="P6"><text:span text:style-name="T6"/></text:p>
          <text:p text:style-name="P6"><text:span text:style-name="T5">Long/High Jump</text:span><text:span text:style-name="T6"> (Cost: 1) Can jump </text:span><text:span text:style-name="T5">STR</text:span><text:span text:style-name="T6"> score in </text:span><text:span text:style-name="T6">feet forward, or (3+</text:span><text:span text:style-name="T5">STR</text:span><text:span text:style-name="T6"> </text:span><text:span text:style-name="T8">modifier</text:span><text:span text:style-name="T6">) upward. </text:span><text:span text:style-name="T6">Requires moving at least 10' before or jump is </text:span><text:span text:style-name="T6">halved. Can extend arms ½ height above head.</text:span></text:p>
          <text:p text:style-name="P6"><text:span text:style-name="T6"/></text:p>
          <text:p text:style-name="P6"><text:span text:style-name="T5"><text:tab/></text:span><text:span text:style-name="T5">Drop prone/Stand up</text:span><text:span text:style-name="T6">: Free to drop </text:span><text:span text:style-name="T6"><text:tab/></text:span><text:span text:style-name="T6"><text:tab/></text:span><text:span text:style-name="T7">Prone</text:span><text:span text:style-name="T6">, standing up costs ½ </text:span><text:span text:style-name="T6">movement.</text:span></text:p>
          <text:p text:style-name="P6"><text:span text:style-name="T6"/></text:p>
          <text:p text:style-name="P6"><text:span text:style-name="T5">Overrun/Tumble</text:span><text:span text:style-name="T6"> (Cost: Act/BA) Move thru </text:span><text:span text:style-name="T6">hostile space once by winning opposing </text:span><text:span text:style-name="T7">Athletics</text:span><text:span text:style-name="T6"> ( ___ if larger, ___ if smaller) or </text:span><text:span text:style-name="T7">Acrobatics</text:span><text:span text:style-name="T6"> check.</text:span></text:p>
          <text:p text:style-name="P6"><text:span text:style-name="T6"/></text:p>
          <text:p text:style-name="P6"><text:span text:style-name="T5">Falling</text:span><text:span text:style-name="T6">: 1d6 bludgeoning per 10' fallen, max </text:span><text:span text:style-name="T6">20d. End up </text:span><text:span text:style-name="T5">Prone</text:span><text:span text:style-name="T6"> if any damage taken.</text:span></text:p>
        </draw:text-box>
      </draw:frame>
      <draw:frame text:anchor-type="page" text:anchor-page-number="1" draw:z-index="8" draw:name="Shape3" draw:style-name="gr4" draw:text-style-name="P7" svg:width="2.6504in" svg:height="2.5004in" svg:x="0in" svg:y="3.5in">
        <draw:text-box>
          <text:p text:style-name="P6"><text:span text:style-name="T3">Move</text:span><text:span text:style-name="T4"> (Cost: 1) Can split btw actions. Moving thru a hostile's space is difficult if w/i 1 size. Can switch (e.g. flying to walking) by subtracting the distance already moved from the new speed.</text:span></text:p>
          <text:p text:style-name="P6"><text:span text:style-name="T4"/></text:p>
          <text:p text:style-name="P6"><text:span text:style-name="T3">Difficult Terrain</text:span><text:span text:style-name="T4"> (Cost: 2) +5 feet per 5 feet</text:span></text:p>
          <text:p text:style-name="P6"><text:span text:style-name="T4"/></text:p>
          <text:p text:style-name="P6"><text:span text:style-name="T5"><text:tab/></text:span><text:span text:style-name="T5">Climb/Swim/Crawl</text:span><text:span text:style-name="T6"> (Cost: 2) May need </text:span><text:span text:style-name="T6"><text:tab/></text:span><text:span text:style-name="T6"><text:tab/></text:span><text:span text:style-name="T6">an </text:span><text:span text:style-name="T7">Athletics</text:span><text:span text:style-name="T6"> check if deemed difficult.</text:span></text:p>
          <text:p text:style-name="P6"><text:span text:style-name="T6"/></text:p>
          <text:p text:style-name="P6"><text:span text:style-name="T5">Long/High Jump</text:span><text:span text:style-name="T6"> (Cost: 1) Can jump </text:span><text:span text:style-name="T5">STR</text:span><text:span text:style-name="T6"> score in feet forward, or (3+</text:span><text:span text:style-name="T5">STR</text:span><text:span text:style-name="T6"> </text:span><text:span text:style-name="T8">modifier</text:span><text:span text:style-name="T6">) upward. Requires moving at least 10' before or jump is halved. Can extend arms ½ height above head.</text:span></text:p>
          <text:p text:style-name="P6"><text:span text:style-name="T6"/></text:p>
          <text:p text:style-name="P6"><text:span text:style-name="T5"><text:tab/></text:span><text:span text:style-name="T5">Drop prone/Stand up</text:span><text:span text:style-name="T6">: Free to drop </text:span><text:span text:style-name="T6"><text:tab/></text:span><text:span text:style-name="T6"><text:tab/></text:span><text:span text:style-name="T7">Prone</text:span><text:span text:style-name="T6">, standing up costs ½ movement.</text:span></text:p>
          <text:p text:style-name="P6"><text:span text:style-name="T6"/></text:p>
          <text:p text:style-name="P6"><text:span text:style-name="T5">Overrun/Tumble</text:span><text:span text:style-name="T6"> (Cost: Act/BA) Move thru hostile space once by winning opposing </text:span><text:span text:style-name="T7">Athletics</text:span><text:span text:style-name="T6"> ( ___ if larger, ___ if smaller) or </text:span><text:span text:style-name="T7">Acrobatics</text:span><text:span text:style-name="T6"> check.</text:span></text:p>
          <text:p text:style-name="P6"><text:span text:style-name="T6"/></text:p>
          <text:p text:style-name="P6"><text:span text:style-name="T5">Falling</text:span><text:span text:style-name="T6">: 1d6 bludgeoning per 10' fallen, max 20d. End up </text:span><text:span text:style-name="T5">Prone</text:span><text:span text:style-name="T6"> if any damage taken.</text:span></text:p>
        </draw:text-box>
      </draw:frame>
      <draw:frame text:anchor-type="page" text:anchor-page-number="1" draw:z-index="9" draw:name="Shape3" draw:style-name="gr4" draw:text-style-name="P7" svg:width="4.0004in" svg:height="2.5004in" svg:x="6in" svg:y="5in">
        <draw:text-box>
          <text:p text:style-name="P6"><text:span text:style-name="T9">Radiants are </text:span><text:span text:style-name="T9">a particularly zealot </text:span><text:span text:style-name="T9">sect that believe that </text:span><text:span text:style-name="T9">Azuma promises a lost </text:span><text:span text:style-name="T9">homeland returned. </text:span><text:span text:style-name="T9">That we tabaxi </text:span><text:span text:style-name="T9">migrated east to follow </text:span><text:span text:style-name="T9">her, and that answers </text:span><text:span text:style-name="T9">lay further east. They </text:span><text:span text:style-name="T9">have a group within the </text:span><text:span text:style-name="T9">sect known as The </text:span><text:span text:style-name="T9">Risers, who are </text:span><text:span text:style-name="T9">travelers dedicated to </text:span><text:span text:style-name="T9">bringing that prophecy </text:span><text:span text:style-name="T9">to fruition by trying to </text:span><text:span text:style-name="T9">increase Azuma’s </text:span><text:span text:style-name="T9">power. The Risers are </text:span><text:span text:style-name="T9">made up of white to </text:span><text:span text:style-name="T9">light-yellow Tabaxi (w/ </text:span><text:span text:style-name="T9">yellow eyes), always </text:span><text:span text:style-name="T9">dressed in unhooded </text:span><text:span text:style-name="T9">yellow clothes on </text:span><text:span text:style-name="T9">which is a crest of their </text:span><text:span text:style-name="T9">religion sect, a golden </text:span><text:span text:style-name="T9">sun/eye combo, </text:span><text:span text:style-name="T9">hovering above a </text:span><text:span text:style-name="T9">mountain peak.</text:span></text:p>
          <text:p text:style-name="P6"><text:span text:style-name="T9"/></text:p>
          <text:p text:style-name="P6"><text:span text:style-name="T9">Winter's father </text:span><text:span text:style-name="T9">instantly believes it </text:span><text:span text:style-name="T9">part of the Artifact of </text:span><text:span text:style-name="T9">Five Stones,  and </text:span><text:span text:style-name="T9">demands it for services. </text:span><text:span text:style-name="T9">The Five Stones are </text:span><text:span text:style-name="T9">thought to hold some </text:span><text:span text:style-name="T9">divine magical </text:span><text:span text:style-name="T9">power — (this could be </text:span><text:span text:style-name="T9">unique to Tabaxi/my </text:span><text:span text:style-name="T9">storyline, or dovetail </text:span><text:span text:style-name="T9">with one of the other’s </text:span><text:span text:style-name="T9">quests) — and are </text:span><text:span text:style-name="T9">definitely sought after </text:span><text:span text:style-name="T9">by The Risers faction </text:span><text:span text:style-name="T9">for something related </text:span><text:span text:style-name="T9">to Azuma. Usually </text:span><text:span text:style-name="T9">portrayed in </text:span><text:span text:style-name="T9">books/sermons as </text:span><text:span text:style-name="T9">something like this:</text:span></text:p>
        </draw:text-box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rta Magna Line" svg:font-family="'Carta Magna Line'" style:font-pitch="variable"/>
    <style:font-face style:name="Cinzel Decorative Black" svg:font-family="'Cinzel Decorative Black'" style:font-pitch="variable"/>
    <style:font-face style:name="Sentinel" svg:font-family="Sentine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398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color="#007bb8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7pt" officeooo:rsid="001bb9b3" style:font-size-asian="7pt" style:font-size-complex="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3:08:23.302932147</meta:creation-date>
    <dc:date>2020-05-04T13:24:12.837445855</dc:date>
    <meta:editing-duration>PT7H45M42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